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EasyReadingPRO" svg:font-family="EasyReadingPR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EasyReadingPRO" officeooo:rsid="000e5114" officeooo:paragraph-rsid="000e5114"/>
    </style:style>
    <style:style style:name="P2" style:family="paragraph" style:parent-style-name="Standard">
      <style:text-properties style:font-name="EasyReadingPRO" officeooo:rsid="000e5114" officeooo:paragraph-rsid="0010d90d"/>
    </style:style>
    <style:style style:name="P3" style:family="paragraph" style:parent-style-name="Standard">
      <style:text-properties style:font-name="EasyReadingPRO" officeooo:rsid="000e5114" officeooo:paragraph-rsid="0011a28a"/>
    </style:style>
    <style:style style:name="P4" style:family="paragraph" style:parent-style-name="Standard">
      <style:text-properties style:font-name="EasyReadingPRO" officeooo:rsid="00118d28" officeooo:paragraph-rsid="00118d28"/>
    </style:style>
    <style:style style:name="P5" style:family="paragraph" style:parent-style-name="Standard">
      <style:text-properties style:font-name="EasyReadingPRO" officeooo:rsid="00137ab9" officeooo:paragraph-rsid="00137ab9"/>
    </style:style>
    <style:style style:name="T1" style:family="text">
      <style:text-properties officeooo:rsid="00104f22"/>
    </style:style>
    <style:style style:name="T2" style:family="text">
      <style:text-properties officeooo:rsid="0010d90d"/>
    </style:style>
    <style:style style:name="T3" style:family="text">
      <style:text-properties officeooo:rsid="00118d28"/>
    </style:style>
    <style:style style:name="T4" style:family="text">
      <style:text-properties officeooo:rsid="0011a28a"/>
    </style:style>
    <style:style style:name="T5" style:family="text">
      <style:text-properties officeooo:rsid="0013d3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STIRE TURNI</text:p>
      <text:p text:style-name="P1"/>
      <text:p text:style-name="P1">Strutturare turni preparatori e turni di servizio con orari</text:p>
      <text:p text:style-name="P1"><text:tab/>possibile modifica, eliminare</text:p>
      <text:p text:style-name="P1">i turni preparatori possono essere raggruppati</text:p>
      <text:p text:style-name="P1">i turni di servizio si può derivare l’ora il luogo e il turno dalle info del servizio </text:p>
      <text:p text:style-name="P1"><text:tab/>si può specificare tempo aggiuntivo pre/post rispetto alla durata del servizio</text:p>
      <text:p text:style-name="P1"/>
      <text:p text:style-name="P1">testo progetto</text:p>
      <text:p text:style-name="P1">organizzatori e chef no turni</text:p>
      <text:p text:style-name="P1">cuochi, personale di sala/servizio hanno turni</text:p>
      <text:p text:style-name="P1">turno ha data, luogo e fascia oraria</text:p>
      <text:p text:style-name="P1">turni di due tipi</text:p>
      <text:p text:style-name="P1">preparatori → <text:span text:style-name="T1">cuochi</text:span></text:p>
      <text:p text:style-name="P1"><text:tab/><text:span text:style-name="T1">inseriti da organizzatori </text:span><text:span text:style-name="T2">a monte</text:span></text:p>
      <text:p text:style-name="P3"><text:tab/><text:span text:style-name="T1">normalmente luogo comune </text:span><text:span text:style-name="T4">(di default)</text:span><text:span text:style-name="T1"> </text:span></text:p>
      <text:p text:style-name="P3"><text:span text:style-name="T1"><text:tab/><text:tab/>si può modificare</text:span></text:p>
      <text:p text:style-name="P1"><text:tab/><text:span text:style-name="T1">modificabili</text:span></text:p>
      <text:p text:style-name="P1"><text:tab/><text:span text:style-name="T1">possono essere periodici</text:span></text:p>
      <text:p text:style-name="P1"><text:tab/><text:span text:style-name="T1">modifica a blocco (specificare la caratteristica) e singolarmente </text:span></text:p>
      <text:p text:style-name="P1"><text:tab/><text:span text:style-name="T1">la modifica non è nel passato</text:span></text:p>
      <text:p text:style-name="P1"><text:tab/><text:span text:style-name="T1">diventa immutabile quando c’è personale </text:span></text:p>
      <text:p text:style-name="P1"><text:tab/><text:span text:style-name="T2">è possibile raggruppare i turni</text:span></text:p>
      <text:p text:style-name="P1"><text:tab/><text:tab/><text:span text:style-name="T2">o si è disponibili per tutti o per nessuno</text:span></text:p>
      <text:p text:style-name="P1"><text:tab/><text:tab/><text:span text:style-name="T2">raggruppamenti singoli (turno x giorno y con turno z giorno w)</text:span></text:p>
      <text:p text:style-name="P1"><text:tab/><text:tab/><text:span text:style-name="T2">raggruppamenti ricorrenti (turno x con turno y ogni z fino a dataW)</text:span></text:p>
      <text:p text:style-name="P2"><text:tab/><text:tab/><text:span text:style-name="T2">modificabile sia singolarmente sia a gruppo </text:span></text:p>
      <text:p text:style-name="P2"><text:span text:style-name="T2"><text:tab/><text:tab/><text:tab/>se non hanno disponibilità segnate</text:span></text:p>
      <text:p text:style-name="P1">servizio → <text:span text:style-name="T1">personale di servizio + cuochi ultimo minuto</text:span></text:p>
      <text:p text:style-name="P1"><text:tab/><text:span text:style-name="T2">inseriti da organizzatori dopo collegamento evento – servizi</text:span></text:p>
      <text:p text:style-name="P1"><text:tab/><text:span text:style-name="T2">deve essere possibile selezionare l’evento </text:span></text:p>
      <text:p text:style-name="P1"><text:tab/><text:span text:style-name="T2">il sistema guida l’inserimento dei turni di servizio corrispondenti</text:span></text:p>
      <text:p text:style-name="P1"><text:tab/><text:span text:style-name="T2">se l’evento è ricorrente lo può essere anche il turno di servizio</text:span></text:p>
      <text:p text:style-name="P2"><text:tab/><text:tab/><text:span text:style-name="T2">indicabile tempo aggiuntivo per preparazione o per rigovernare</text:span></text:p>
      <text:p text:style-name="P1"><text:tab/><text:span text:style-name="T3">modificabili fino a quando non ci sono disponibilità</text:span></text:p>
      <text:p text:style-name="P1"><text:tab/><text:span text:style-name="T3">possono esserci turni uguali o sovrapposti </text:span></text:p>
      <text:p text:style-name="P1"/>
      <text:p text:style-name="P1"/>
      <text:p text:style-name="P4"><text:soft-page-break/>i cuochi e il personale possono</text:p>
      <text:p text:style-name="P4"><text:tab/>vedere il calendario</text:p>
      <text:p text:style-name="P4"><text:tab/>dare la disponibilità</text:p>
      <text:p text:style-name="P4"><text:tab/>togliere la disponibilità</text:p>
      <text:p text:style-name="P4"><text:tab/><text:tab/>solo se non sono già stati chiamati da chef o organizzatore </text:p>
      <text:p text:style-name="P4"/>
      <text:p text:style-name="P5">USER STORIES</text:p>
      <text:p text:style-name="P5">Viola</text:p>
      <text:p text:style-name="P5">imposta tutto prima e fa meno modifiche possibili</text:p>
      <text:p text:style-name="P5">prima turni cucina </text:p>
      <text:p text:style-name="P5">poi turni servizio</text:p>
      <text:p text:style-name="P5">l’app controlla i conflitti e le sovraposizioni</text:p>
      <text:p text:style-name="P5">i turni sono modificabili fino a x tempo prima dell’evento</text:p>
      <text:p text:style-name="P5"><text:tab/><text:span text:style-name="T5">solo l’organizzatore può togliere un turno all’ultim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EasyReadingPRO" svg:font-family="EasyReadingPR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7T16:23:56.034000000</meta:creation-date>
    <dc:date>2021-04-27T17:55:21.989000000</dc:date>
    <meta:editing-duration>PT20M52S</meta:editing-duration>
    <meta:editing-cycles>3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47" meta:word-count="290" meta:character-count="1914" meta:non-whitespace-character-count="1624"/>
  </office:meta>
</office:document-meta>
</file>